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89000000FE94C633C0.svm" manifest:media-type=""/>
  <manifest:file-entry manifest:full-path="Pictures/2000000200000240000001B0D0F2B0A6.eps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46000000F2173128FE.svm" manifest:media-type=""/>
  <manifest:file-entry manifest:full-path="Pictures/200000010000014F0000014266E0A8B9.svm" manifest:media-type=""/>
  <manifest:file-entry manifest:full-path="Pictures/2000000100000099000000F23ECEBF7C.svm" manifest:media-type=""/>
  <manifest:file-entry manifest:full-path="Pictures/20000001000002E000000142B80CCE0E.svm" manifest:media-type=""/>
  <manifest:file-entry manifest:full-path="Pictures/20000001000001F7000000F204A6B75D.svm" manifest:media-type=""/>
  <manifest:file-entry manifest:full-path="Pictures/2000000100000330000000FE59618197.svm" manifest:media-type=""/>
  <manifest:file-entry manifest:full-path="Pictures/2000000100000338000000FEA85697CD.svm" manifest:media-type=""/>
  <manifest:file-entry manifest:full-path="Pictures/200000010000014A000000F29F68C33D.svm" manifest:media-type=""/>
  <manifest:file-entry manifest:full-path="Pictures/20000001000004250000014253BEC566.svm" manifest:media-type=""/>
  <manifest:file-entry manifest:full-path="Pictures/2000000100000146000000F22A8C71D6.svm" manifest:media-type=""/>
  <manifest:file-entry manifest:full-path="Pictures/20000001000001EB000000F222D7CA18.svm" manifest:media-type=""/>
  <manifest:file-entry manifest:full-path="Pictures/20000001000002BE000001422201D5C8.svm" manifest:media-type=""/>
  <manifest:file-entry manifest:full-path="Pictures/2000000100000139000000F2109F88AD.svm" manifest:media-type=""/>
  <manifest:file-entry manifest:full-path="Pictures/200000010000048E0000015FCFE0364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| A_v | 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f, \si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log 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5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3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5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52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TexMathsArgs="12§display§f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\SI{4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2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f_b=f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465cm" svg:height="6.349cm" svg:x="1.483cm" svg:y="0.602cm">
          <draw:image xlink:href="Pictures/2000000200000240000001B0D0F2B0A6.eps" xlink:type="simple" xlink:show="embed" xlink:actuate="onLoad">
            <text:p/>
          </draw:image>
          <draw:glue-point draw:id="4" svg:x="-0.128cm" svg:y="-1.792cm"/>
          <draw:glue-point draw:id="5" svg:x="0.89cm" svg:y="-3.14cm"/>
          <draw:glue-point draw:id="6" svg:x="4.081cm" svg:y="-3.139cm"/>
          <draw:glue-point draw:id="7" svg:x="0.611cm" svg:y="-3.139cm"/>
        </draw:frame>
        <draw:frame draw:style-name="gr2" draw:text-style-name="P1" draw:layer="layout" svg:width="1.398cm" svg:height="0.42cm" svg:x="1.846cm" svg:y="0.321cm">
          <draw:image xlink:href="Pictures/200000010000048E0000015FCFE03642.svm" xlink:type="simple" xlink:show="embed" xlink:actuate="onLoad">
            <text:p/>
          </draw:image>
        </draw:frame>
        <draw:frame draw:style-name="gr3" draw:text-style-name="P1" draw:layer="layout" svg:width="0.882cm" svg:height="0.385cm" svg:x="11.212cm" svg:y="7.457cm">
          <draw:image xlink:href="Pictures/20000001000002E000000142B80CCE0E.svm" xlink:type="simple" xlink:show="embed" xlink:actuate="onLoad">
            <text:p/>
          </draw:image>
        </draw:frame>
        <draw:frame draw:style-name="gr4" draw:text-style-name="P1" draw:layer="layout" svg:width="0.841cm" svg:height="0.385cm" svg:x="11.212cm" svg:y="6.837cm">
          <draw:image xlink:href="Pictures/20000001000002BE000001422201D5C8.svm" xlink:type="simple" xlink:show="embed" xlink:actuate="onLoad">
            <text:p/>
          </draw:image>
        </draw:frame>
        <draw:frame draw:style-name="gr5" draw:text-style-name="P1" draw:layer="layout" svg:width="0.142cm" svg:height="0.283cm" svg:x="2.525cm" svg:y="7.508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82cm" svg:height="0.289cm" svg:x="2.505cm" svg:y="6.837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0.374cm" svg:height="0.289cm" svg:x="4.825cm" svg:y="7.505cm">
          <draw:image xlink:href="Pictures/2000000100000139000000F2109F88AD.svm" xlink:type="simple" xlink:show="embed" xlink:actuate="onLoad">
            <text:p/>
          </draw:image>
        </draw:frame>
        <draw:frame draw:style-name="gr5" draw:text-style-name="P1" draw:layer="layout" svg:width="0.142cm" svg:height="0.283cm" svg:x="4.941cm" svg:y="6.837cm">
          <draw:image xlink:href="Pictures/2000000100000077000000ED8BA927D7.svm" xlink:type="simple" xlink:show="embed" xlink:actuate="onLoad">
            <text:p/>
          </draw:image>
        </draw:frame>
        <draw:frame draw:style-name="gr8" draw:text-style-name="P1" draw:layer="layout" svg:width="0.173cm" svg:height="0.278cm" svg:x="7.346cm" svg:y="6.837cm">
          <draw:image xlink:href="Pictures/2000000100000091000000E91D35C203.svm" xlink:type="simple" xlink:show="embed" xlink:actuate="onLoad">
            <text:p/>
          </draw:image>
        </draw:frame>
        <draw:frame draw:style-name="gr9" draw:text-style-name="P1" draw:layer="layout" svg:width="0.588cm" svg:height="0.289cm" svg:x="7.138cm" svg:y="7.505cm">
          <draw:image xlink:href="Pictures/20000001000001EB000000F222D7CA18.svm" xlink:type="simple" xlink:show="embed" xlink:actuate="onLoad">
            <text:p/>
          </draw:image>
        </draw:frame>
        <draw:frame draw:style-name="gr10" draw:text-style-name="P1" draw:layer="layout" svg:width="0.602cm" svg:height="0.289cm" svg:x="8.889cm" svg:y="7.505cm">
          <draw:image xlink:href="Pictures/20000001000001F7000000F204A6B75D.svm" xlink:type="simple" xlink:show="embed" xlink:actuate="onLoad">
            <text:p/>
          </draw:image>
        </draw:frame>
        <draw:frame draw:style-name="gr7" draw:text-style-name="P1" draw:layer="layout" svg:width="0.374cm" svg:height="0.289cm" svg:x="1.859cm" svg:y="5.296cm">
          <draw:image xlink:href="Pictures/2000000100000139000000F2109F88AD.svm" xlink:type="simple" xlink:show="embed" xlink:actuate="onLoad">
            <text:p/>
          </draw:image>
        </draw:frame>
        <draw:frame draw:style-name="gr6" draw:text-style-name="P1" draw:layer="layout" svg:width="0.182cm" svg:height="0.289cm" svg:x="2.004cm" svg:y="6.136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39cm" svg:height="0.289cm" svg:x="1.835cm" svg:y="4.401cm">
          <draw:image xlink:href="Pictures/2000000100000146000000F22A8C71D6.svm" xlink:type="simple" xlink:show="embed" xlink:actuate="onLoad">
            <text:p/>
          </draw:image>
        </draw:frame>
        <draw:frame draw:style-name="gr12" draw:text-style-name="P1" draw:layer="layout" svg:width="0.395cm" svg:height="0.289cm" svg:x="1.878cm" svg:y="3.561cm">
          <draw:image xlink:href="Pictures/200000010000014A000000F29F68C33D.svm" xlink:type="simple" xlink:show="embed" xlink:actuate="onLoad">
            <text:p/>
          </draw:image>
        </draw:frame>
        <draw:frame draw:style-name="gr13" draw:text-style-name="P1" draw:layer="layout" svg:width="0.401cm" svg:height="0.294cm" svg:x="1.879cm" svg:y="2.695cm">
          <draw:image xlink:href="Pictures/200000010000014F000000F62BCA0C70.svm" xlink:type="simple" xlink:show="embed" xlink:actuate="onLoad">
            <text:p/>
          </draw:image>
        </draw:frame>
        <draw:frame draw:style-name="gr14" draw:text-style-name="P1" draw:layer="layout" svg:width="0.39cm" svg:height="0.289cm" svg:x="1.859cm" svg:y="1.756cm">
          <draw:image xlink:href="Pictures/2000000100000146000000F2173128FE.svm" xlink:type="simple" xlink:show="embed" xlink:actuate="onLoad">
            <text:p/>
          </draw:image>
        </draw:frame>
        <draw:frame draw:style-name="gr15" draw:text-style-name="P1" xml:id="id1" draw:id="id1" draw:layer="layout" svg:width="0.978cm" svg:height="0.304cm" svg:x="9.774cm" svg:y="1.062cm">
          <draw:image xlink:href="Pictures/2000000100000330000000FE59618197.svm" xlink:type="simple" xlink:show="embed" xlink:actuate="onLoad">
            <text:p/>
          </draw:image>
        </draw:frame>
        <draw:connector draw:style-name="gr16" draw:text-style-name="P1" draw:layer="layout" draw:type="curve" svg:x1="7.464cm" svg:y1="8.201cm" svg:x2="7.464cm" svg:y2="8.201cm" svg:d="m7464 8201">
          <text:p/>
        </draw:connector>
        <draw:connector draw:style-name="gr17" draw:text-style-name="P1" draw:layer="layout" draw:type="curve" svg:x1="10.263cm" svg:y1="1.366cm" svg:x2="9.169cm" svg:y2="1.784cm" draw:start-shape="id1" draw:start-glue-point="2" draw:end-shape="id2" draw:end-glue-point="6" svg:d="m10263 1366c0 279-364 418-1094 418">
          <text:p/>
        </draw:connector>
        <draw:frame draw:style-name="gr18" draw:text-style-name="P1" xml:id="id3" draw:id="id3" draw:layer="layout" svg:width="0.401cm" svg:height="0.385cm" svg:x="7.056cm" svg:y="0.627cm">
          <draw:image xlink:href="Pictures/200000010000014F0000014266E0A8B9.svm" xlink:type="simple" xlink:show="embed" xlink:actuate="onLoad">
            <text:p/>
          </draw:image>
        </draw:frame>
        <draw:connector draw:style-name="gr17" draw:text-style-name="P1" draw:layer="layout" draw:type="curve" draw:line-skew="5.929cm 1.32cm" svg:x1="7.056cm" svg:y1="0.819cm" svg:x2="6.468cm" svg:y2="1.783cm" draw:start-shape="id3" draw:start-glue-point="3" draw:end-shape="id2" draw:end-glue-point="5" svg:d="m7056 819c-216 0-180 302-273 408s-315 15-315 556">
          <text:p/>
        </draw:connector>
        <draw:frame draw:style-name="gr19" draw:text-style-name="P1" xml:id="id4" draw:id="id4" draw:layer="layout" svg:width="0.988cm" svg:height="0.304cm" svg:x="3.437cm" svg:y="2.07cm">
          <draw:image xlink:href="Pictures/2000000100000338000000FEA85697CD.svm" xlink:type="simple" xlink:show="embed" xlink:actuate="onLoad">
            <text:p/>
          </draw:image>
        </draw:frame>
        <draw:frame draw:style-name="gr20" draw:text-style-name="P2" draw:layer="layout" svg:width="1.539cm" svg:height="0.911cm" svg:x="3.129cm" svg:y="2.317cm">
          <draw:text-box>
            <text:p><text:span text:style-name="T1">فی دہائی</text:span></text:p>
          </draw:text-box>
        </draw:frame>
        <draw:connector draw:style-name="gr17" draw:text-style-name="P1" draw:layer="layout" draw:type="curve" draw:line-skew="-5.676cm 2.239cm" svg:x1="4.425cm" svg:y1="2.222cm" svg:x2="5.607cm" svg:y2="2.639cm" draw:start-shape="id4" draw:start-glue-point="1" draw:end-shape="id2" draw:end-glue-point="4" svg:d="m4425 2222c520 0 433 60 599 52s583-82 583 365">
          <text:p/>
        </draw:connector>
        <draw:line draw:style-name="gr21" draw:text-style-name="P1" draw:layer="layout" svg:x1="6.47cm" svg:y1="2.151cm" svg:x2="7.765cm" svg:y2="2.151cm">
          <text:p/>
        </draw:line>
        <draw:line draw:style-name="gr17" draw:text-style-name="P1" draw:layer="layout" svg:x1="7.584cm" svg:y1="1.485cm" svg:x2="7.584cm" svg:y2="1.785cm">
          <text:p/>
        </draw:line>
        <draw:line draw:style-name="gr17" draw:text-style-name="P1" draw:layer="layout" svg:x1="7.579cm" svg:y1="2.455cm" svg:x2="7.579cm" svg:y2="2.155cm">
          <text:p/>
        </draw:line>
        <draw:frame draw:style-name="gr22" draw:text-style-name="P1" draw:layer="layout" svg:width="1.085cm" svg:height="0.304cm" svg:x="7.059cm" svg:y="2.513cm">
          <draw:image xlink:href="Pictures/2000000100000389000000FE94C633C0.svm" xlink:type="simple" xlink:show="embed" xlink:actuate="onLoad">
            <text:p/>
          </draw:image>
        </draw:frame>
        <draw:frame draw:style-name="gr23" draw:text-style-name="P1" xml:id="id5" draw:id="id5" draw:layer="layout" svg:width="1.272cm" svg:height="0.385cm" svg:x="4.519cm" svg:y="0.436cm">
          <draw:image xlink:href="Pictures/20000001000004250000014253BEC566.svm" xlink:type="simple" xlink:show="embed" xlink:actuate="onLoad">
            <text:p/>
          </draw:image>
        </draw:frame>
        <draw:connector draw:style-name="gr17" draw:text-style-name="P1" draw:layer="layout" draw:type="curve" draw:line-skew="0cm 4.541cm 1.298cm" svg:x1="5.155cm" svg:y1="0.821cm" svg:x2="6.232cm" svg:y2="1.784cm" draw:start-shape="id5" draw:start-glue-point="2" draw:end-shape="id2" draw:end-glue-point="7" svg:d="m5155 821c0 750 369 500 369 457s708-319 708 5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6-30T15:18:42</dc:date>
    <dc:creator>kkk </dc:creator>
    <meta:editing-duration>PT3H28M16S</meta:editing-duration>
    <meta:editing-cycles>46</meta:editing-cycles>
    <meta:generator>LibreOffice/3.3$Linux LibreOffice_project/330m19$Build-401</meta:generator>
    <meta:document-statistic meta:object-count="31"/>
  </office:meta>
</office:document-meta>
</file>